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dd1" officeooo:paragraph-rsid="0007bdd1"/>
    </style:style>
    <style:style style:name="P2" style:family="paragraph" style:parent-style-name="Standard">
      <style:text-properties officeooo:paragraph-rsid="0007bdd1"/>
    </style:style>
    <style:style style:name="P3" style:family="paragraph" style:parent-style-name="Standard">
      <style:text-properties officeooo:rsid="00089d4e" officeooo:paragraph-rsid="00089d4e"/>
    </style:style>
    <style:style style:name="P4" style:family="paragraph" style:parent-style-name="Standard">
      <style:text-properties officeooo:rsid="000d666b" officeooo:paragraph-rsid="000d666b"/>
    </style:style>
    <style:style style:name="T1" style:family="text">
      <style:text-properties officeooo:rsid="0007bdd1"/>
    </style:style>
    <style:style style:name="T2" style:family="text">
      <style:text-properties fo:language="en" fo:country="US"/>
    </style:style>
    <style:style style:name="T3" style:family="text">
      <style:text-properties officeooo:rsid="000940f3"/>
    </style:style>
    <style:style style:name="T4" style:family="text">
      <style:text-properties officeooo:rsid="000f2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om:<text:tab/><text:tab/><text:a xlink:type="simple" xlink:href="mailto:jsutinvanhorssen@gmail.com" text:style-name="Internet_20_link" text:visited-style-name="Visited_20_Internet_20_Link">justinvanhorssen@gmail.com</text:a></text:p>
      <text:p text:style-name="P4">To:<text:tab/><text:tab/><text:a xlink:type="simple" xlink:href="mailto:aarashnabah@plastictubes.com" text:style-name="Internet_20_link" text:visited-style-name="Visited_20_Internet_20_Link">aarashnabah@plastictubes.com</text:a></text:p>
      <text:p text:style-name="P4">Date:<text:tab/><text:tab/>17/5/2017</text:p>
      <text:p text:style-name="P4">Subject:<text:tab/>Monthly meeting<text:tab/></text:p>
      <text:p text:style-name="P1"/>
      <text:p text:style-name="P1"/>
      <text:p text:style-name="P1">Dear colleagues</text:p>
      <text:p text:style-name="P1"/>
      <text:p text:style-name="P1"/>
      <text:p text:style-name="P1">Hereby I would like to inform you that I will be attending our monthly meeting.</text:p>
      <text:p text:style-name="P1">Will this meeting be in the regular office or has it been moved to a different location?</text:p>
      <text:p text:style-name="P1"/>
      <text:p text:style-name="P2"><text:span text:style-name="T1">I would also like to submit a request for a new agenda item should I do this at the </text:span><text:bookmark text:name="tw-target-text"/><text:span text:style-name="T2">address</text:span></text:p>
      <text:p text:style-name="P1">of the secretary or the speaker?</text:p>
      <text:p text:style-name="P1"/>
      <text:p text:style-name="P3">Finally I would like to note that <text:span text:style-name="T4">our meeting will on at my birthday</text:span> and <text:span text:style-name="T3">I would like to share some small treat with you all, would it be appropriate to do so or should I wait till after the meeting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19:00.069271466</meta:creation-date>
    <meta:generator>LibreOffice/5.1.6.2$Linux_X86_64 LibreOffice_project/10m0$Build-2</meta:generator>
    <dc:date>2017-05-17T11:37:10.436912113</dc:date>
    <meta:editing-duration>PT6M56S</meta:editing-duration>
    <meta:editing-cycles>4</meta:editing-cycles>
    <meta:document-statistic meta:table-count="0" meta:image-count="0" meta:object-count="0" meta:page-count="1" meta:paragraph-count="10" meta:word-count="110" meta:character-count="612" meta:non-whitespace-character-count="507"/>
  </office:meta>
</office:document-meta>
</file>